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28f896" officeooo:paragraph-rsid="00454434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28f896" officeooo:paragraph-rsid="0028f896" style:font-size-asian="10pt" style:font-style-asian="italic" style:font-size-complex="10pt" style:font-style-complex="italic"/>
    </style:style>
    <style:style style:name="P3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454434" style:font-name-asian="Droid Sans Fallback" style:font-size-asian="15pt" style:font-name-complex="FreeSans" style:font-size-complex="15pt"/>
    </style:style>
    <style:style style:name="P9" style:family="paragraph" style:parent-style-name="Text_20_body">
      <style:paragraph-properties fo:text-align="center" style:justify-single-word="false"/>
      <style:text-properties officeooo:paragraph-rsid="00454434"/>
    </style:style>
    <style:style style:name="P10" style:family="paragraph" style:parent-style-name="Subtitle">
      <style:text-properties fo:font-size="15pt" style:font-size-asian="15pt" style:font-size-complex="15pt"/>
    </style:style>
    <style:style style:name="P11" style:family="paragraph" style:parent-style-name="Subtitle">
      <style:text-properties officeooo:rsid="004fa815" officeooo:paragraph-rsid="004fa815"/>
    </style:style>
    <style:style style:name="P12" style:family="paragraph" style:parent-style-name="Title">
      <style:paragraph-properties fo:break-before="page"/>
      <style:text-properties fo:font-size="18pt" style:font-size-asian="18pt" style:font-size-complex="18pt"/>
    </style:style>
    <style:style style:name="P13" style:family="paragraph" style:parent-style-name="Text_20_body">
      <style:text-properties fo:font-size="12pt" officeooo:rsid="0064afdc" style:font-size-asian="12pt" style:font-size-complex="12pt"/>
    </style:style>
    <style:style style:name="P14" style:family="paragraph" style:parent-style-name="Text_20_body">
      <style:text-properties fo:font-size="12pt" officeooo:rsid="0065ba4b" officeooo:paragraph-rsid="0065ba4b" style:font-size-asian="12pt" style:font-size-complex="12pt"/>
    </style:style>
    <style:style style:name="P15" style:family="paragraph" style:parent-style-name="Text_20_body">
      <style:text-properties fo:font-size="12pt" officeooo:rsid="0066fe6d" officeooo:paragraph-rsid="0066fe6d" style:font-size-asian="12pt" style:font-size-complex="12pt"/>
    </style:style>
    <style:style style:name="P16" style:family="paragraph" style:parent-style-name="Text_20_body" style:list-style-name="L7">
      <style:text-properties fo:font-size="12pt" officeooo:rsid="0066fe6d" officeooo:paragraph-rsid="0066fe6d" style:font-size-asian="12pt" style:font-size-complex="12pt"/>
    </style:style>
    <style:style style:name="P17" style:family="paragraph" style:parent-style-name="Text_20_body" style:list-style-name="L8">
      <style:text-properties fo:font-size="12pt" officeooo:rsid="0066fe6d" officeooo:paragraph-rsid="0066fe6d" style:font-size-asian="12pt" style:font-size-complex="12pt"/>
    </style:style>
    <style:style style:name="P18" style:family="paragraph" style:parent-style-name="Text_20_body" style:list-style-name="L11">
      <style:text-properties fo:font-size="12pt" officeooo:rsid="0066fe6d" officeooo:paragraph-rsid="0066fe6d" style:font-size-asian="12pt" style:font-size-complex="12pt"/>
    </style:style>
    <style:style style:name="P19" style:family="paragraph" style:parent-style-name="Text_20_body" style:list-style-name="L9">
      <style:text-properties fo:font-size="12pt" fo:font-weight="bold" officeooo:rsid="0066fe6d" officeooo:paragraph-rsid="0066fe6d" style:font-size-asian="12pt" style:font-weight-asian="bold" style:font-size-complex="12pt" style:font-weight-complex="bold"/>
    </style:style>
    <style:style style:name="P20" style:family="paragraph" style:parent-style-name="Text_20_body" style:list-style-name="L10">
      <style:text-properties fo:font-size="12pt" fo:font-weight="bold" officeooo:rsid="0066fe6d" officeooo:paragraph-rsid="0066fe6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bold" officeooo:paragraph-rsid="0065ba4b" style:font-weight-asian="bold" style:font-weight-complex="bold"/>
    </style:style>
    <style:style style:name="P23" style:family="paragraph" style:parent-style-name="Text_20_body">
      <style:text-properties fo:font-weight="bold" officeooo:rsid="0065ba4b" officeooo:paragraph-rsid="0065ba4b" style:font-weight-asian="bold" style:font-weight-complex="bold"/>
    </style:style>
    <style:style style:name="P24" style:family="paragraph" style:parent-style-name="Text_20_body" style:list-style-name="L7">
      <style:text-properties officeooo:paragraph-rsid="0066fe6d"/>
    </style:style>
    <style:style style:name="P25" style:family="paragraph" style:parent-style-name="Title">
      <style:paragraph-properties fo:break-before="page"/>
      <style:text-properties fo:font-size="18pt" officeooo:paragraph-rsid="0065ba4b" style:font-size-asian="18pt" style:font-size-complex="18pt"/>
    </style:style>
    <style:style style:name="P26" style:family="paragraph" style:parent-style-name="Subtitle">
      <style:text-properties fo:font-size="15pt" officeooo:rsid="0065ba4b" officeooo:paragraph-rsid="0065ba4b" style:font-size-asian="15pt" style:font-size-complex="15pt"/>
    </style:style>
    <style:style style:name="T1" style:family="text">
      <style:text-properties officeooo:rsid="004fa815"/>
    </style:style>
    <style:style style:name="T2" style:family="text">
      <style:text-properties officeooo:rsid="0045443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5pt" officeooo:rsid="00454434" style:font-name-asian="Droid Sans Fallback" style:font-size-asian="15pt" style:font-name-complex="FreeSans" style:font-size-complex="15pt"/>
    </style:style>
    <style:style style:name="T5" style:family="text">
      <style:text-properties style:font-name="Liberation Sans" style:font-name-asian="Droid Sans Fallback" style:font-name-complex="FreeSans"/>
    </style:style>
    <style:style style:name="T6" style:family="text">
      <style:text-properties style:font-name="Liberation Sans" officeooo:rsid="00454434" style:font-name-asian="Droid Sans Fallback" style:font-name-complex="FreeSans"/>
    </style:style>
    <style:style style:name="T7" style:family="text">
      <style:text-properties style:font-name="Liberation Sans" officeooo:rsid="0065ba4b" style:font-name-asian="Droid Sans Fallback" style:font-name-complex="FreeSans"/>
    </style:style>
    <style:style style:name="T8" style:family="text">
      <style:text-properties officeooo:rsid="005a572a"/>
    </style:style>
    <style:style style:name="T9" style:family="text">
      <style:text-properties fo:font-size="12pt" officeooo:rsid="0066fe6d" style:font-size-asian="12pt" style:font-size-complex="12pt"/>
    </style:style>
    <style:style style:name="T10" style:family="text">
      <style:text-properties officeooo:rsid="0065ba4b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6"/>
        <text:p text:style-name="P6"/>
        <text:p text:style-name="P6"/>
        <text:p text:style-name="Title">Práctica <text:span text:style-name="T10">3</text:span> – <text:span text:style-name="T10">Computación Distribuida y Escalable con Hadoop</text:span></text:p>
        <text:p text:style-name="P3"/>
        <text:p text:style-name="P4"/>
        <text:p text:style-name="P5"/>
        <text:p text:style-name="P5"/>
        <text:p text:style-name="P11">Cloud Computing: Servicios y Aplicaciones</text:p>
        <text:p text:style-name="Subtitle">Máster Universitario en Ingeniería Informática</text:p>
        <text:p text:style-name="P7">Curso 2015 - 2016</text:p>
        <text:p text:style-name="P10">Germán Martínez Maldonado</text:p>
        <text:p text:style-name="P8">54097023B</text:p>
        <text:p text:style-name="P9"><text:a xlink:type="simple" xlink:href="mailto:germanm@correo.ugr.es" text:style-name="Internet_20_link" text:visited-style-name="Visited_20_Internet_20_Link"><text:span text:style-name="T4">germanm@correo.ugr.es</text:span></text:a></text:p>
        <text:p text:style-name="P12"><text:span text:style-name="T6">O</text:span><text:span text:style-name="T5">bjetivo N.º 1</text:span></text:p>
        <text:p text:style-name="P10"><text:span text:style-name="T8">Cálculo de estadísticos básicos</text:span></text:p>
        <text:p text:style-name="P23">Utilizando como base el conjunto de datos ECBDL14 situado en la carpeta <text:span text:style-name="T3">/user/daniel/ECBDL14_10columns/ECBDL14_10.data</text:span> obtener los siguiente valores:</text:p>
        <text:p text:style-name="P23"/>
        <text:p text:style-name="P21">1. <text:span text:style-name="T10">Calcula el valor mínimo de la variable (columna) 5</text:span></text:p>
        <text:p text:style-name="P22"><text:span text:style-name="T10">2</text:span>. <text:span text:style-name="T10">Calcula el valor máximo de la variable (columna) 5</text:span></text:p>
        <text:p text:style-name="P22"><text:span text:style-name="T10">3</text:span>. <text:span text:style-name="T10">Calcula al mismo tiempo los valores máximo y mínimo de la variable 5</text:span></text:p>
        <text:p text:style-name="P23">4. Calcula los valores máximo y mínimo de todas las variables (salvo la última, que es la etiqueta de clase)</text:p>
        <text:p text:style-name="P23">5. Realizar la media de la variable 5</text:p>
        <text:p text:style-name="P23">6. Obtener la media de todas las variables (salvo la clase)</text:p>
        <text:p text:style-name="P23">7. Comprobar si el conjunto de datos EXBDL14 es balanceado o no balanceado, es decir, que el ratio entre las clases sea menor o mayor que 1.5 respectivamente.</text:p>
        <text:p text:style-name="P23">8. Cálculo del coeficiente de correlación entre todas las parejas de variables</text:p>
        <text:p text:style-name="P23"/>
        <text:p text:style-name="P23"/>
        <text:p text:style-name="P25"><text:span text:style-name="T6">O</text:span><text:span text:style-name="T5">bjetivo N.º </text:span><text:span text:style-name="T7">2</text:span></text:p>
        <text:p text:style-name="P26">Minería de Datos en Big Data</text:p>
        <text:p text:style-name="P15">Utilizando la herramienta Apache Mahout 1 , realizar los siguientes cálculos sobre el conjunto de datos KDDCUP’99 situado en vuestra carpeta raíz (dividido en tres partes: en 10%, 50% y 100%):</text:p>
        <text:p text:style-name="P15"/>
        <text:list xml:id="list5022382352654767424" text:style-name="L9">
          <text:list-item>
            <text:p text:style-name="P19">Ejecutar el algoritmo “Random Forest” sobre ambos conjuntos de datos y comprueba el rendimiento alcanzado de acuerdo a los siguientes casos:</text:p>
          </text:list-item>
        </text:list>
        <text:list xml:id="list3599127251934589273" text:style-name="L7">
          <text:list-item>
            <text:list>
              <text:list-item>
                <text:list>
                  <text:list-item>
                    <text:p text:style-name="P24"><text:span text:style-name="T9">Número de Maps:</text:span></text:p>
                    <text:list>
                      <text:list-item>
                        <text:p text:style-name="P16">1 (secuencial), 32, 64</text:p>
                      </text:list-item>
                    </text:list>
                  </text:list-item>
                  <text:list-item>
                    <text:p text:style-name="P16">Número de árboles:</text:p>
                    <text:list>
                      <text:list-item>
                        <text:p text:style-name="P16">100 árbole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list xml:id="list222722303079737" text:continue-list="list5022382352654767424" text:style-name="L9">
          <text:list-item>
            <text:p text:style-name="P19">Del punto anterior, obtener una tabla que indique los siguientes datos:</text:p>
          </text:list-item>
        </text:list>
        <text:list xml:id="list9042784849382656815" text:style-name="L8">
          <text:list-item>
            <text:p text:style-name="P17">Características del modelo (número de nodos, profundidad / número de atributos...)</text:p>
          </text:list-item>
          <text:list-item>
            <text:p text:style-name="P17">Medidas de calidad Accuracy estándar y media geométrica tanto para la partición de entrenamiento como para test.</text:p>
          </text:list-item>
          <text:list-item>
            <text:p text:style-name="P17">Tiempo de ejecución para entrenamiento.</text:p>
          </text:list-item>
        </text:list>
        <text:p text:style-name="P15"/>
        <text:p text:style-name="P15">Para ejecutar Mahout, serán necesarios los siguientes pasos:</text:p>
        <text:p text:style-name="P15"/>
        <text:list xml:id="list2447577822108750455" text:style-name="L10">
          <text:list-item>
            <text:p text:style-name="P20">Colocar los conjuntos de datos en un directorio HDFS con la orden “put”</text:p>
          </text:list-item>
          <text:list-item>
            <text:p text:style-name="P20">Indicar el tamaño de los datos para cada partición. Para ello seguiremos la siguiente secuencia de etapas:</text:p>
          </text:list-item>
        </text:list>
        <text:list xml:id="list8615062324218343473" text:style-name="L11">
          <text:list-item>
            <text:list>
              <text:list-item>
                <text:p text:style-name="P18">Obtener el tamaño del fichero de entrenamiento:</text:p>
              </text:list-item>
            </text:list>
          </text:list-item>
        </text:list>
        <text:p text:style-name="P15"><text:tab/><text:tab/>FILE_SIZE=(`hadoop fs -ls &lt;NOMBRE.TRAIN&gt; | awk '{print $5}'`)</text:p>
        <text:p text:style-name="P15"/>
        <text:list xml:id="list222723349404505" text:continue-numbering="true" text:style-name="L11">
          <text:list-item>
            <text:list>
              <text:list-item>
                <text:p text:style-name="P18">Calcular el tamaño de cada partición en función del número de Maps elegido:</text:p>
              </text:list-item>
            </text:list>
          </text:list-item>
        </text:list>
        <text:p text:style-name="P15"><text:tab/><text:tab/>MAPS = 64</text:p>
        <text:p text:style-name="P15"><text:tab/><text:tab/>BYTES_BY_PARTITION=$((FILE_SIZE/$MAPS))</text:p>
        <text:p text:style-name="P15"/>
        <text:list xml:id="list222722135994268" text:continue-numbering="true" text:style-name="L11">
          <text:list-item>
            <text:list>
              <text:list-item>
                <text:p text:style-name="P18">Crear una nueva variable para el máximo valor del Split (minimo + 1):</text:p>
              </text:list-item>
            </text:list>
          </text:list-item>
        </text:list>
        <text:p text:style-name="P15"><text:tab/><text:tab/>MAX_BYTES_BY_PARTITION=$((BYTES_BY_PARTITION+1))</text:p>
        <text:p text:style-name="P15"/>
        <text:list xml:id="list222723142798039" text:continue-numbering="true" text:style-name="L11">
          <text:list-item>
            <text:list>
              <text:list-item>
                <text:p text:style-name="P18">Generar los descriptores del conjunto de datos necesarios para la ejecución de los métodos. Para ello, necesitamos conocer la cabecera de los mismos, es decir, cuántos atributos hay y de qué tipo es cada uno. En particular, para KDDCUP99 tenemos 1 numérico, 3 categóricos, 37 numéricos y etiqueta de clase </text:p>
              </text:list-item>
            </text:list>
          </text:list-item>
        </text:list>
        <text:p text:style-name="P15"/>
        <text:p text:style-name="P15"><text:tab/><text:tab/>Para crear el descriptor se utiliza la siguiente llamada:</text:p>
        <text:p text:style-name="P15"/>
        <text:p text:style-name="P15">hadoop jar /home/USER/mahout-distribution-0.9.jar org.apache.mahout.classifier.df.tools.Describe -p &lt;RUTA_DATOS&gt; -f &lt;RUTA-DESCRIPTOR-SALIDA.info&gt; -d &lt;TIPO DE ATRIBUTOS&gt;</text:p>
        <text:p text:style-name="P15"/>
        <text:p text:style-name="P15"><text:tab/><text:tab/>por ejemplo:</text:p>
        <text:p text:style-name="P15"/>
        <text:p text:style-name="P15">hadoop jar /home/ahilario/mahout-distribution-0.9.jar org.apache.mahout.classifier.df.tools.Describe -p datasets/kddcup kddcup_full_normal_versus_DOS-5-1tra.arff -f datasets/kddcup/kddcup.info -d N 3 C 37 N L</text:p>
        <text:p text:style-name="P15"><text:soft-page-break/></text:p>
        <text:list xml:id="list222723071167328" text:continue-list="list2447577822108750455" text:style-name="L10">
          <text:list-item>
            <text:p text:style-name="P20">Ejecutar el clasificador con los parámetros asociados:</text:p>
          </text:list-item>
        </text:list>
        <text:p text:style-name="P15"/>
        <text:p text:style-name="P15">hadoop jar /home/ahilario/mahout-distribution-0.9.jar org.apache.mahout.classifier.df.mapreduce.BuildForest -Dmapreduce.input.fileinputformat.split.minsize=$BYTES_BY_PARTITION -Dmapreduce.input.fileinputformat.split.maxsize=$MAX_BYTES_BY_PARTITION <text:s/>o output_RF_64maps -d datasets/kddcup/kddcup_full_normal_versus_DOS-5-1tra.arff -ds datasets/kddcup/kddcup.info -sl 15 -p -t 100</text:p>
        <text:p text:style-name="P15"/>
        <text:list xml:id="list222723418513059" text:continue-numbering="true" text:style-name="L10">
          <text:list-item>
            <text:p text:style-name="P20">Obtener la salida para el conjunto de test:</text:p>
            <text:p text:style-name="P20"/>
          </text:list-item>
        </text:list>
        <text:p text:style-name="P15">hadoop jar /home/ahilario/mahout-distribution-0.9.jar org.apache.mahout.classifier.df.mapreduce.TestForest -i datasets/kddcup/kddcup_full_normal_versus_DOS-5-1tst.arff -ds datasets/kddcup/kddcup.info -m output_RF_64maps -a -mr -o output_RF_64maps_predict_out_predic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28f896" officeooo:paragraph-rsid="00454434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28f896" officeooo:paragraph-rsid="0028f896" style:font-size-asian="10pt" style:font-style-asian="italic" style:font-size-complex="10pt" style:font-style-complex="italic"/>
    </style:style>
    <style:style style:name="MT1" style:family="text">
      <style:text-properties officeooo:rsid="004fa815"/>
    </style:style>
    <style:style style:name="MT2" style:family="text">
      <style:text-properties officeooo:rsid="004544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loud Computing: Servicios y Aplicaciones</text:span><text:tab/><text:tab/>Germán Martínez Maldonado</text:p>
        <text:p text:style-name="MP1"><text:span text:style-name="MT2">Práctica 2 – Bases de Datos NoSQL</text:span><text:tab/><text:tab/>Máster de Ingeniería Informática</text:p>
      </style:header>
      <style:header-first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1.3.2$Linux_X86_64 LibreOffice_project/10m0$Build-2</meta:generator>
    <dc:date>2016-06-10T22:27:21.709858975</dc:date>
    <meta:editing-duration>PT5H58S</meta:editing-duration>
    <meta:editing-cycles>44</meta:editing-cycles>
    <meta:document-statistic meta:table-count="0" meta:image-count="0" meta:object-count="0" meta:page-count="4" meta:paragraph-count="51" meta:word-count="535" meta:character-count="4037" meta:non-whitespace-character-count="3552"/>
  </office:meta>
</office:document-meta>
</file>